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8449" officeooo:paragraph-rsid="00088449" style:font-size-asian="18pt" style:font-size-complex="18pt"/>
    </style:style>
    <style:style style:name="P2" style:family="paragraph" style:parent-style-name="Standard">
      <style:text-properties fo:font-size="18pt" officeooo:rsid="000b0229" officeooo:paragraph-rsid="000b0229" style:font-size-asian="18pt" style:font-size-complex="18pt"/>
    </style:style>
    <style:style style:name="P3" style:family="paragraph" style:parent-style-name="Standard">
      <style:text-properties fo:font-size="18pt" officeooo:rsid="000d6a63" officeooo:paragraph-rsid="000d6a63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88449" officeooo:paragraph-rsid="00088449" style:font-size-asian="24pt" style:font-size-complex="24pt"/>
    </style:style>
    <style:style style:name="P5" style:family="paragraph" style:parent-style-name="Standard">
      <style:text-properties officeooo:rsid="00088449" officeooo:paragraph-rsid="00088449"/>
    </style:style>
    <style:style style:name="P6" style:family="paragraph" style:parent-style-name="Standard">
      <style:text-properties officeooo:rsid="00088449" officeooo:paragraph-rsid="00147b1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47b1c" style:font-size-asian="18pt" style:font-size-complex="18pt"/>
    </style:style>
    <style:style style:name="T3" style:family="text">
      <style:text-properties officeooo:rsid="000b0229"/>
    </style:style>
    <style:style style:name="T4" style:family="text">
      <style:text-properties officeooo:rsid="000d6a63"/>
    </style:style>
    <style:style style:name="T5" style:family="text">
      <style:text-properties officeooo:rsid="000f78e2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# 1</text:p>
      <text:p text:style-name="P1">1. <text:span text:style-name="T4">D</text:span>o <text:span text:style-name="T4">&lt;command&gt;</text:span> <text:span text:style-name="T6">- - help</text:span> and <text:span text:style-name="T6">man</text:span> on the fol<text:span text:style-name="T5">l</text:span>owing commands and read</text:p>
      <text:p text:style-name="P1"><text:tab/>a. make</text:p>
      <text:p text:style-name="P1"><text:tab/>b. gcc</text:p>
      <text:p text:style-name="P1"><text:tab/>c. gdb</text:p>
      <text:p text:style-name="P1">2. <text:span text:style-name="T4">R</text:span>ead</text:p>
      <text:p text:style-name="P5"><text:span text:style-name="T1"><text:tab/>a. </text:span><text:a xlink:type="simple" xlink:href="https://www.gnu.org/software/make/" text:style-name="Internet_20_link" text:visited-style-name="Visited_20_Internet_20_Link"><text:span text:style-name="T1">https://www.gnu.org/software/make/</text:span></text:a></text:p>
      <text:p text:style-name="P5"><text:span text:style-name="T1"><text:tab/></text:span><text:span text:style-name="T2">b. </text:span><text:a xlink:type="simple" xlink:href="https://www.gnu.org/software/gcc/" text:style-name="Internet_20_link" text:visited-style-name="Visited_20_Internet_20_Link"><text:span text:style-name="T2">https://www.gnu.org/software/gcc/</text:span></text:a></text:p>
      <text:p text:style-name="P6"><text:span text:style-name="T1"><text:tab/>c. </text:span><text:a xlink:type="simple" xlink:href="https://www.gnu.org/software/gdb/" text:style-name="Internet_20_link" text:visited-style-name="Visited_20_Internet_20_Link"><text:span text:style-name="T1">https://www.gnu.org/software/gdb/</text:span></text:a></text:p>
      <text:p text:style-name="P6"><text:span text:style-name="T1"><text:tab/></text:span><text:span text:style-name="T2">d</text:span><text:span text:style-name="T1">. </text:span><text:a xlink:type="simple" xlink:href="https://gcc.gnu.org/" text:style-name="Internet_20_link" text:visited-style-name="Visited_20_Internet_20_Link"><text:span text:style-name="T1">https://gcc.gnu.org/</text:span></text:a></text:p>
      <text:p text:style-name="P5"><text:span text:style-name="T1"/></text:p>
      <text:p text:style-name="P2">3) <text:span text:style-name="T4">D</text:span>o man 3 on every library function you use.</text:p>
      <text:p text:style-name="P2">4) <text:span text:style-name="T4">D</text:span>o man 2 on every system call you use.</text:p>
      <text:p text:style-name="P3">5) For any of the gdb command we covered do help &lt;command&gt;</text:p>
      <text:p text:style-name="P1"/>
      <text:p text:style-name="P4"><text:s/><text:span text:style-name="T3">Knowledge is Power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29:43.400861668</meta:creation-date>
    <dc:date>2019-10-27T10:55:42.835523452</dc:date>
    <meta:editing-duration>PT5H25M5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8" meta:character-count="409" meta:non-whitespace-character-count="346"/>
  </office:meta>
</office:document-meta>
</file>